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C000000DCF3A77A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etter Gothic Std" svg:font-family="'Letter Gothic St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text-properties officeooo:rsid="00290fdc" officeooo:paragraph-rsid="00290fdc"/>
    </style:style>
    <style:style style:name="P2" style:family="paragraph" style:parent-style-name="Standard">
      <style:text-properties officeooo:rsid="000152c0" officeooo:paragraph-rsid="000152c0"/>
    </style:style>
    <style:style style:name="P3" style:family="paragraph" style:parent-style-name="Standard">
      <style:text-properties officeooo:rsid="0007770d" officeooo:paragraph-rsid="0007770d"/>
    </style:style>
    <style:style style:name="P4" style:family="paragraph" style:parent-style-name="Standard">
      <style:text-properties style:font-name="Linux Biolinum G" officeooo:rsid="000152c0" officeooo:paragraph-rsid="000152c0"/>
    </style:style>
    <style:style style:name="P5" style:family="paragraph" style:parent-style-name="Standard">
      <style:text-properties style:font-name="Linux Biolinum G" officeooo:rsid="0012f00e" officeooo:paragraph-rsid="0010b989"/>
    </style:style>
    <style:style style:name="P6" style:family="paragraph" style:parent-style-name="Standard">
      <style:text-properties style:font-name="Linux Biolinum G" officeooo:rsid="0012f00e" officeooo:paragraph-rsid="0012f00e"/>
    </style:style>
    <style:style style:name="P7" style:family="paragraph" style:parent-style-name="Standard">
      <style:paragraph-properties fo:text-align="center" style:justify-single-word="false"/>
      <style:text-properties style:font-name="Linux Biolinum G" officeooo:rsid="00141805" officeooo:paragraph-rsid="00141805"/>
    </style:style>
    <style:style style:name="P8" style:family="paragraph" style:parent-style-name="Standard">
      <style:text-properties style:font-name="Linux Biolinum G" officeooo:rsid="0008a69f" officeooo:paragraph-rsid="0010b989"/>
    </style:style>
    <style:style style:name="P9" style:family="paragraph" style:parent-style-name="Standard">
      <style:text-properties style:font-name="Linux Biolinum G" fo:font-size="11pt" officeooo:rsid="0012f00e" officeooo:paragraph-rsid="0012f00e" style:font-size-asian="11pt" style:font-size-complex="11pt"/>
    </style:style>
    <style:style style:name="P10" style:family="paragraph" style:parent-style-name="Heading">
      <style:paragraph-properties fo:text-align="center" style:justify-single-word="false"/>
    </style:style>
    <style:style style:name="P11" style:family="paragraph" style:parent-style-name="Subtitle">
      <style:text-properties officeooo:paragraph-rsid="0010b989"/>
    </style:style>
    <style:style style:name="P12" style:family="paragraph" style:parent-style-name="Text_20_body">
      <style:text-properties officeooo:rsid="0008a69f" officeooo:paragraph-rsid="0008a69f"/>
    </style:style>
    <style:style style:name="P13" style:family="paragraph" style:parent-style-name="Text_20_body">
      <style:text-properties officeooo:rsid="0012f00e" officeooo:paragraph-rsid="0012f00e"/>
    </style:style>
    <style:style style:name="P14" style:family="paragraph" style:parent-style-name="Text_20_body">
      <style:text-properties officeooo:rsid="0015e1a4" officeooo:paragraph-rsid="0015e1a4"/>
    </style:style>
    <style:style style:name="P15" style:family="paragraph" style:parent-style-name="Text_20_body">
      <style:text-properties officeooo:rsid="001b3ac1" officeooo:paragraph-rsid="001cbdd5"/>
    </style:style>
    <style:style style:name="P16" style:family="paragraph" style:parent-style-name="Text_20_body">
      <style:text-properties fo:font-style="normal" officeooo:rsid="00174176" officeooo:paragraph-rsid="001a6c82" style:font-style-asian="normal" style:font-style-complex="normal"/>
    </style:style>
    <style:style style:name="P17" style:family="paragraph" style:parent-style-name="Text_20_body">
      <style:text-properties fo:font-style="normal" officeooo:rsid="00271fd5" officeooo:paragraph-rsid="00271fd5" style:font-style-asian="normal" style:font-style-complex="normal"/>
    </style:style>
    <style:style style:name="P18" style:family="paragraph" style:parent-style-name="Text_20_body">
      <style:text-properties officeooo:rsid="001e7e40" officeooo:paragraph-rsid="001e7e40"/>
    </style:style>
    <style:style style:name="P19" style:family="paragraph" style:parent-style-name="Text_20_body">
      <style:text-properties officeooo:rsid="001b2f33" officeooo:paragraph-rsid="001b2f33"/>
    </style:style>
    <style:style style:name="P20" style:family="paragraph" style:parent-style-name="Text_20_body">
      <style:text-properties officeooo:rsid="002466ff" officeooo:paragraph-rsid="002466ff"/>
    </style:style>
    <style:style style:name="P21" style:family="paragraph" style:parent-style-name="Text_20_body">
      <style:text-properties officeooo:rsid="00265fc0" officeooo:paragraph-rsid="00265fc0"/>
    </style:style>
    <style:style style:name="P22" style:family="paragraph" style:parent-style-name="Text_20_body">
      <style:text-properties officeooo:rsid="00269b19" officeooo:paragraph-rsid="00269b19"/>
    </style:style>
    <style:style style:name="P23" style:family="paragraph" style:parent-style-name="Text_20_body">
      <style:text-properties officeooo:rsid="00271fd5" officeooo:paragraph-rsid="00271fd5"/>
    </style:style>
    <style:style style:name="P24" style:family="paragraph" style:parent-style-name="Text_20_body">
      <style:text-properties officeooo:rsid="00288d83" officeooo:paragraph-rsid="00288d83"/>
    </style:style>
    <style:style style:name="P25" style:family="paragraph" style:parent-style-name="Title">
      <style:text-properties officeooo:paragraph-rsid="0010b989"/>
    </style:style>
    <style:style style:name="P26" style:family="paragraph" style:parent-style-name="Preformatted_20_Text">
      <style:text-properties style:font-name="Letter Gothic Std" fo:font-size="8pt" fo:font-weight="bold" style:font-size-asian="8pt" style:font-weight-asian="bold" style:font-size-complex="8pt" style:font-weight-complex="bold"/>
    </style:style>
    <style:style style:name="P27" style:family="paragraph" style:parent-style-name="Preformatted_20_Text">
      <style:text-properties style:font-name="Letter Gothic Std" fo:font-size="8pt" fo:font-weight="bold" officeooo:paragraph-rsid="00124e30" style:font-size-asian="8pt" style:font-weight-asian="bold" style:font-size-complex="8pt" style:font-weight-complex="bold"/>
    </style:style>
    <style:style style:name="P28" style:family="paragraph" style:parent-style-name="Text_20_body">
      <style:paragraph-properties fo:break-before="page"/>
      <style:text-properties officeooo:rsid="00265fc0" officeooo:paragraph-rsid="00265fc0"/>
    </style:style>
    <style:style style:name="P29" style:family="paragraph" style:parent-style-name="Contents_20_1">
      <style:paragraph-properties>
        <style:tab-stops>
          <style:tab-stop style:position="18.401cm" style:type="right" style:leader-style="dotted" style:leader-text="."/>
        </style:tab-stops>
      </style:paragraph-properties>
    </style:style>
    <style:style style:name="P30" style:family="paragraph" style:parent-style-name="Heading" style:master-page-name="First_20_Page">
      <style:paragraph-properties fo:text-align="center" style:justify-single-word="false" style:page-number="auto"/>
    </style:style>
    <style:style style:name="P31" style:family="paragraph" style:parent-style-name="Text_20_body" style:list-style-name="L27">
      <style:text-properties officeooo:paragraph-rsid="001a6c82"/>
    </style:style>
    <style:style style:name="P32" style:family="paragraph" style:parent-style-name="Text_20_body" style:list-style-name="L27">
      <style:text-properties fo:font-style="normal" officeooo:rsid="001a6c82" officeooo:paragraph-rsid="001a6c82" style:font-style-asian="normal" style:font-style-complex="normal"/>
    </style:style>
    <style:style style:name="P33" style:family="paragraph" style:parent-style-name="Text_20_body" style:list-style-name="L28">
      <style:text-properties fo:font-style="normal" officeooo:rsid="00265fc0" officeooo:paragraph-rsid="00265fc0" style:font-style-asian="normal" style:font-style-complex="normal"/>
    </style:style>
    <style:style style:name="P34" style:family="paragraph" style:parent-style-name="Text_20_body" style:list-style-name="L28">
      <style:text-properties officeooo:rsid="00265fc0" officeooo:paragraph-rsid="00265fc0"/>
    </style:style>
    <style:style style:name="P35" style:family="paragraph" style:parent-style-name="Text_20_body" style:list-style-name="L28">
      <style:text-properties officeooo:rsid="00265fc0" officeooo:paragraph-rsid="00290fdc"/>
    </style:style>
    <style:style style:name="P36" style:family="paragraph" style:parent-style-name="Text_20_body" style:list-style-name="L29">
      <style:text-properties officeooo:rsid="00269b19" officeooo:paragraph-rsid="00269b19"/>
    </style:style>
    <style:style style:name="P37" style:family="paragraph" style:parent-style-name="Heading_20_1" style:list-style-name="Numbering_20_1"/>
    <style:style style:name="P38" style:family="paragraph" style:parent-style-name="Heading_20_1" style:list-style-name="Numbering_20_1">
      <style:text-properties officeooo:rsid="001b2f33" officeooo:paragraph-rsid="001b2f33"/>
    </style:style>
    <style:style style:name="P39" style:family="paragraph" style:parent-style-name="Heading_20_1" style:list-style-name="Numbering_20_1">
      <style:text-properties fo:font-style="normal" officeooo:rsid="002466ff" style:font-style-asian="normal" style:font-style-complex="normal"/>
    </style:style>
    <style:style style:name="P40" style:family="paragraph" style:parent-style-name="Heading_20_1" style:list-style-name="Numbering_20_1">
      <style:text-properties officeooo:rsid="00265fc0" officeooo:paragraph-rsid="00265fc0"/>
    </style:style>
    <style:style style:name="P41" style:family="paragraph" style:parent-style-name="Heading_20_1" style:list-style-name="Numbering_20_1">
      <style:text-properties officeooo:rsid="00269b19" officeooo:paragraph-rsid="00269b19"/>
    </style:style>
    <style:style style:name="P42" style:family="paragraph" style:parent-style-name="Heading_20_1" style:list-style-name="Numbering_20_1">
      <style:text-properties officeooo:rsid="00288d83" officeooo:paragraph-rsid="00288d83"/>
    </style:style>
    <style:style style:name="P43" style:family="paragraph" style:parent-style-name="Heading_20_1" style:master-page-name="Standard">
      <style:paragraph-properties style:page-number="auto"/>
    </style:style>
    <style:style style:name="P44" style:family="paragraph" style:parent-style-name="Heading_20_1" style:list-style-name="Numbering_20_1">
      <style:paragraph-properties fo:break-before="page"/>
      <style:text-properties officeooo:rsid="0008a69f" officeooo:paragraph-rsid="0008a69f"/>
    </style:style>
    <style:style style:name="P45" style:family="paragraph" style:parent-style-name="Heading_20_1" style:list-style-name="Numbering_20_1">
      <style:paragraph-properties fo:break-before="page"/>
      <style:text-properties officeooo:rsid="00269b19" officeooo:paragraph-rsid="00269b19"/>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style>
    <style:style style:name="P5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 style:family="text">
      <style:text-properties officeooo:rsid="00048f54"/>
    </style:style>
    <style:style style:name="T2" style:family="text">
      <style:text-properties officeooo:rsid="000688d0"/>
    </style:style>
    <style:style style:name="T3" style:family="text">
      <style:text-properties officeooo:rsid="000c6329"/>
    </style:style>
    <style:style style:name="T4" style:family="text">
      <style:text-properties officeooo:rsid="00124e30"/>
    </style:style>
    <style:style style:name="T5" style:family="text">
      <style:text-properties officeooo:rsid="0012f00e"/>
    </style:style>
    <style:style style:name="T6" style:family="text">
      <style:text-properties fo:font-style="italic" style:font-style-asian="italic" style:font-style-complex="italic"/>
    </style:style>
    <style:style style:name="T7" style:family="text">
      <style:text-properties fo:font-style="italic" officeooo:rsid="001b2f33" style:font-style-asian="italic" style:font-style-complex="italic"/>
    </style:style>
    <style:style style:name="T8" style:family="text">
      <style:text-properties fo:font-style="italic" officeooo:rsid="001cbdd5" style:font-style-asian="italic" style:font-style-complex="italic"/>
    </style:style>
    <style:style style:name="T9" style:family="text">
      <style:text-properties fo:font-style="italic" officeooo:rsid="00206877" style:font-style-asian="italic" style:font-style-complex="italic"/>
    </style:style>
    <style:style style:name="T10" style:family="text">
      <style:text-properties fo:font-style="italic" officeooo:rsid="002ca5fa"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5e1a4" style:font-style-asian="normal" style:font-style-complex="normal"/>
    </style:style>
    <style:style style:name="T13" style:family="text">
      <style:text-properties fo:font-style="normal" officeooo:rsid="00174176" style:font-style-asian="normal" style:font-style-complex="normal"/>
    </style:style>
    <style:style style:name="T14" style:family="text">
      <style:text-properties fo:font-style="normal" officeooo:rsid="001a6c82" style:font-style-asian="normal" style:font-style-complex="normal"/>
    </style:style>
    <style:style style:name="T15" style:family="text">
      <style:text-properties fo:font-style="normal" officeooo:rsid="001b2f33" style:font-style-asian="normal" style:font-style-complex="normal"/>
    </style:style>
    <style:style style:name="T16" style:family="text">
      <style:text-properties fo:font-style="normal" officeooo:rsid="001b3ac1" style:font-style-asian="normal" style:font-style-complex="normal"/>
    </style:style>
    <style:style style:name="T17" style:family="text">
      <style:text-properties fo:font-style="normal" officeooo:rsid="001cbdd5" style:font-style-asian="normal" style:font-style-complex="normal"/>
    </style:style>
    <style:style style:name="T18" style:family="text">
      <style:text-properties fo:font-style="normal" officeooo:rsid="001ce8bb" style:font-style-asian="normal" style:font-style-complex="normal"/>
    </style:style>
    <style:style style:name="T19" style:family="text">
      <style:text-properties fo:font-style="normal" officeooo:rsid="00206877" style:font-style-asian="normal" style:font-style-complex="normal"/>
    </style:style>
    <style:style style:name="T20" style:family="text">
      <style:text-properties fo:font-style="normal" officeooo:rsid="0023e846" style:font-style-asian="normal" style:font-style-complex="normal"/>
    </style:style>
    <style:style style:name="T21" style:family="text">
      <style:text-properties fo:font-style="normal" officeooo:rsid="002466ff" style:font-style-asian="normal" style:font-style-complex="normal"/>
    </style:style>
    <style:style style:name="T22" style:family="text">
      <style:text-properties fo:font-style="normal" officeooo:rsid="0025ff34" style:font-style-asian="normal" style:font-style-complex="normal"/>
    </style:style>
    <style:style style:name="T23" style:family="text">
      <style:text-properties fo:font-style="normal" officeooo:rsid="00265fc0" style:font-style-asian="normal" style:font-style-complex="normal"/>
    </style:style>
    <style:style style:name="T24" style:family="text">
      <style:text-properties fo:font-style="normal" officeooo:rsid="00269b19" style:font-style-asian="normal" style:font-style-complex="normal"/>
    </style:style>
    <style:style style:name="T25" style:family="text">
      <style:text-properties fo:font-style="normal" officeooo:rsid="00271fd5" style:font-style-asian="normal" style:font-style-complex="normal"/>
    </style:style>
    <style:style style:name="T26" style:family="text">
      <style:text-properties fo:font-style="normal" officeooo:rsid="00288d83" style:font-style-asian="normal" style:font-style-complex="normal"/>
    </style:style>
    <style:style style:name="T27" style:family="text">
      <style:text-properties fo:font-style="normal" officeooo:rsid="002c6770" style:font-style-asian="normal" style:font-style-complex="normal"/>
    </style:style>
    <style:style style:name="T28" style:family="text">
      <style:text-properties fo:font-style="normal" officeooo:rsid="002ca5fa" style:font-style-asian="normal" style:font-style-complex="normal"/>
    </style:style>
    <style:style style:name="T29" style:family="text">
      <style:text-properties fo:font-style="normal" officeooo:rsid="002dc8a2" style:font-style-asian="normal" style:font-style-complex="normal"/>
    </style:style>
    <style:style style:name="T30" style:family="text">
      <style:text-properties fo:font-style="normal" officeooo:rsid="002fa1e7" style:font-style-asian="normal" style:font-style-complex="normal"/>
    </style:style>
    <style:style style:name="T31" style:family="text">
      <style:text-properties officeooo:rsid="0015e1a4"/>
    </style:style>
    <style:style style:name="T32" style:family="text">
      <style:text-properties officeooo:rsid="0025ff34"/>
    </style:style>
    <style:style style:name="T33" style:family="text">
      <style:text-properties officeooo:rsid="00271fd5"/>
    </style:style>
    <style:style style:name="T34" style:family="text">
      <style:text-properties officeooo:rsid="002c6770"/>
    </style:style>
    <style:style style:name="T35" style:family="text">
      <style:text-properties officeooo:rsid="002ca5fa"/>
    </style:style>
    <style:style style:name="T36" style:family="text">
      <style:text-properties officeooo:rsid="002fa1e7"/>
    </style:style>
    <style:style style:name="T37" style:family="text">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ge" style:horizontal-pos="center" style:horizontal-rel="page" fo:padding="0.15cm" fo:border="0.51pt dashed #000000"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eeeeee" draw:textarea-horizontal-align="justify" draw:textarea-vertical-align="middle" draw:auto-grow-height="false" fo:min-height="0.9cm" fo:min-width="1.1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1.199cm" fo:min-width="4.29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1.198cm" fo:min-width="4.29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ff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6666ff"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3333"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6666ff" draw:marker-start="Arrow"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ff3333" draw:marker-start="Arrow"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2cm" fo:min-width="3.073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2cm" fo:min-width="2.983cm" fo:padding-top="0.125cm" fo:padding-bottom="0.125cm" fo:padding-left="0.25cm" fo:padding-right="0.25cm" draw:shadow="hidden" draw:shadow-offset-x="0.199cm" draw:shadow-offset-y="0.199cm" draw:shadow-color="#808080" style:run-through="foreground"/>
    </style:style>
    <style:style style:name="gr1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2cm" fo:min-width="0.69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4cm" fo:min-width="0.691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18cm" fo:min-width="2.74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2cm" fo:min-width="0.69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16cm" fo:min-width="2.73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15cm" fo:min-width="2.73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18cm" fo:min-width="2.73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2cm" fo:min-width="2.74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4cm" fo:min-width="0.69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cm" fo:min-width="0.69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2cm" fo:min-width="0.69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16cm" fo:min-width="2.74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4cm" fo:min-width="0.691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y="15.109cm" svg:width="16.547cm" style:rel-width="97%" svg:height="8.243cm" draw:z-index="0">
        <draw:text-box fo:min-height="32%">
          <text:p text:style-name="P26"/>
          <text:p text:style-name="P26"><text:s text:c="8"/><text:bookmark-start text:name="__DdeLink__93_1883077697"/><text:s text:c="9"/><text:bookmark-end text:name="__DdeLink__93_1883077697"/><text:s text:c="45"/>_______ <text:s text:c="17"/></text:p>
          <text:p text:style-name="P27"><text:s text:c="58"/>_.-' <text:s text:c="6"/>''...._ <text:s text:c="10"/></text:p>
          <text:p text:style-name="P27"><text:s text:c="56"/>.' <text:s text:c="7"/>.--. <text:s text:c="3"/>'.` <text:s text:c="9"/></text:p>
          <text:p text:style-name="P27"><text:s text:c="55"/>: .--. <text:s text:c="3"/>: <text:s text:c="3"/>: <text:s text:c="4"/>'-. <text:s text:c="7"/></text:p>
          <text:p text:style-name="P27"><text:s text:c="54"/>: : <text:s text:c="3"/>: <text:s text:c="2"/>: <text:s text:c="3"/>: <text:s text:c="6"/>:` <text:s text:c="6"/></text:p>
          <text:p text:style-name="P27"><text:s text:c="54"/>: : <text:s/>@ :___: <text:s/>@ : __ <text:s text:c="4"/>'`. <text:s text:c="4"/></text:p>
          <text:p text:style-name="P27"><text:s text:c="50"/>__..:---'''' <text:s text:c="2"/>`----'' <text:s/>`. <text:s text:c="2"/>.' <text:s text:c="5"/></text:p>
          <text:p text:style-name="P27"><text:s text:c="42"/>__..--'' <text:s text:c="18"/>___j <text:s/>: <text:s text:c="2"/>: <text:s text:c="6"/></text:p>
          <text:p text:style-name="P27"><text:s text:c="34"/>__..--'' <text:s text:c="3"/>.--' <text:s text:c="12"/>__..'' <text:s text:c="5"/>: <text:s text:c="3"/>`. <text:s text:c="4"/></text:p>
          <text:p text:style-name="P27"><text:s text:c="28"/>..--'' <text:s text:c="20"/>__..--'' <text:s text:c="7"/>__..' <text:s text:c="2"/>/`` <text:s text:c="4"/></text:p>
          <text:p text:style-name="P27"><text:s text:c="26"/>.' <text:s text:c="18"/>__..--'' <text:s text:c="7"/>__..--'' <text:s text:c="6"/>/ <text:s text:c="7"/></text:p>
          <text:p text:style-name="P27"><text:s text:c="25"/>: <text:s text:c="12"/>__..--'' <text:s text:c="7"/>__..--'' <text:s text:c="14"/>\ <text:s text:c="6"/></text:p>
          <text:p text:style-name="P27"><text:s text:c="24"/>: <text:s text:c="7"/>_.--'' <text:s text:c="7"/>__..--'' <text:s text:c="3"/>: <text:s text:c="15"/>:`.: <text:s text:c="6"/></text:p>
          <text:p text:style-name="P27"><text:s text:c="23"/>: <text:s text:c="4"/>_.-' <text:s text:c="5"/>__..--'' <text:s text:c="12"/>: <text:s text:c="13"/>/ <text:s text:c="10"/></text:p>
          <text:p text:style-name="P27"><text:s text:c="23"/>: <text:s text:c="2"/>.' <text:s/>__..--'' <text:s text:c="21"/>\ <text:s text:c="11"/>/ <text:s text:c="11"/></text:p>
          <text:p text:style-name="P27"><text:s text:c="23"/>\ <text:s/>:--'' <text:s text:c="30"/>\ <text:s text:c="9"/>.' <text:s text:c="10"/></text:p>
          <text:p text:style-name="P27"><text:s text:c="24"/>\ : <text:s text:c="35"/>: <text:s text:c="8"/>: <text:s text:c="12"/></text:p>
          <text:p text:style-name="P27"><text:s text:c="25"/>\: <text:s text:c="36"/>: <text:s text:c="7"/>\ <text:s text:c="11"/></text:p>
          <text:p text:style-name="P27"><text:s text:c="8"/><text:bookmark-start text:name="__DdeLink__95_1883077697"/><text:s text:c="9"/><text:bookmark-end text:name="__DdeLink__95_1883077697"/><text:s text:c="9"/>' <text:s text:c="36"/>: <text:s text:c="8"/>\ <text:s text:c="11"/></text:p>
        </draw:text-box>
      </draw:frame>
      <text:p text:style-name="P30"/>
      <text:p text:style-name="P10"/>
      <text:p text:style-name="P10"/>
      <text:p text:style-name="P10"/>
      <text:p text:style-name="P25">P<text:span text:style-name="T4">é</text:span>liKanbon</text:p>
      <text:p text:style-name="P11">Projet de LO41</text:p>
      <text:p text:style-name="P2"/>
      <text:p text:style-name="P2"/>
      <text:p text:style-name="P2"/>
      <text:p text:style-name="P4">Bretegnier Paul-Émile</text:p>
      <text:p text:style-name="P4">Lamielle Antoine</text:p>
      <text:p text:style-name="P4"/>
      <text:p text:style-name="P8">Semestre d'Automne 201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Ce rapport et le programme associé sont publiés sous licence <text:span text:style-name="T6">GNU General Public License </text:span><text:span text:style-name="T7">Version 3</text:span>.</text:p>
      <text:p text:style-name="P9">Toute reproduction ou modification est autorisée suivant cette licence.</text:p>
      <text:p text:style-name="P6"/>
      <text:p text:style-name="P6"/>
      <text:p text:style-name="P7"><draw:frame draw:style-name="fr3" draw:name="Image2" text:anchor-type="paragraph" svg:x="6.606cm" svg:y="0.023cm" svg:width="0.406cm" svg:height="0.406cm" draw:z-index="1"><draw:image xlink:href="Pictures/10000201000000DC000000DCF3A77AD8.png" xlink:type="simple" xlink:show="embed" xlink:actuate="onLoad"/></draw:frame>Copyleft 2015</text:p>
      <text:h text:style-name="P43" text:outline-level="1"><text:bookmark-start text:name="__RefHeading__100_1883077697"/>Introduction<text:bookmark-end text:name="__RefHeading__100_1883077697"/></text:h>
      <text:p text:style-name="Text_20_body"><text:span text:style-name="T5">Dans le cadre de l'UV LO41, n</text:span>ous avons dû développé un programme capable de simuler le principe de la méthode K<text:span text:style-name="T1">AN</text:span>BAN. <text:span text:style-name="T2">Cette méthode est mise en place entre deux postes de travail et limite la production du poste en amont aux besoins exacts du poste aval. En d'autres termes, la production des pièces est dictée par l'aval et non par l'amont. Ainsi, cette technique permet de limiter au maximum les en-cours durant les processus de fabrication.</text:span></text:p>
      <text:p text:style-name="P3">À travers ce rapport, nous expliquerons la démarche que nous avons suivie, les méthodes que nous avons choisis mais aussi les problèmes que nous avons pus rencontrer.<text:lin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9"><text:a xlink:type="simple" xlink:href="#__RefHeading__100_1883077697" text:style-name="Index_20_Link" text:visited-style-name="Index_20_Link">Introduction<text:tab/>2</text:a></text:p>
          <text:p text:style-name="P29"><text:a xlink:type="simple" xlink:href="#__RefHeading__102_1883077697" text:style-name="Index_20_Link" text:visited-style-name="Index_20_Link">1.Démarche<text:tab/>3</text:a></text:p>
          <text:p text:style-name="P29"><text:a xlink:type="simple" xlink:href="#__RefHeading__579_141965498" text:style-name="Index_20_Link" text:visited-style-name="Index_20_Link">2.Fonctionnement général<text:tab/>3</text:a></text:p>
          <text:p text:style-name="P29"><text:a xlink:type="simple" xlink:href="#__RefHeading__581_141965498" text:style-name="Index_20_Link" text:visited-style-name="Index_20_Link">3.Initialiser le programme<text:tab/>3</text:a></text:p>
          <text:p text:style-name="P29"><text:a xlink:type="simple" xlink:href="#__RefHeading__583_141965498" text:style-name="Index_20_Link" text:visited-style-name="Index_20_Link">4.Fonctionnement de la chaîne de production<text:tab/>5</text:a></text:p>
          <text:p text:style-name="P29"><text:a xlink:type="simple" xlink:href="#__RefHeading__594_141965498" text:style-name="Index_20_Link" text:visited-style-name="Index_20_Link">5.Fonctionnement d'un atelier<text:tab/>6</text:a></text:p>
          <text:p text:style-name="P29"><text:a xlink:type="simple" xlink:href="#__RefHeading__596_141965498" text:style-name="Index_20_Link" text:visited-style-name="Index_20_Link">6.Fermeture du programme<text:tab/>7</text:a></text:p>
          <text:p text:style-name="P29"><text:a xlink:type="simple" xlink:href="#__RefHeading__598_141965498" text:style-name="Index_20_Link" text:visited-style-name="Index_20_Link">7.Difficultés rencontrées<text:tab/>7</text:a></text:p>
          <text:p text:style-name="P29"><text:a xlink:type="simple" xlink:href="#__RefHeading__600_141965498" text:style-name="Index_20_Link" text:visited-style-name="Index_20_Link">8.Améliorations possibles<text:tab/>7</text:a></text:p>
        </text:index-body>
      </text:table-of-content>
      <text:p text:style-name="P3"/>
      <text:list xml:id="list7025241414785629017" text:style-name="Numbering_20_1">
        <text:list-item>
          <text:h text:style-name="P44" text:outline-level="1"><text:bookmark-start text:name="__RefHeading__102_1883077697"/>Démarche<text:bookmark-end text:name="__RefHeading__102_1883077697"/></text:h>
        </text:list-item>
      </text:list>
      <text:p text:style-name="P12">Afin de réaliser ce projet, nous avons commencé par réfléchir sur quels outils nous allions utilisé pour modéliser notre programme. <text:span text:style-name="T3">Nous avons pris en compte les avantages et inconvénients de plusieurs méthodes en terme de rapidité et facilité d'exécution, mais aussi en s'arrangeant au mieux pour optimiser les ressources utilisées par le programme.</text:span></text:p>
      <text:p text:style-name="P14">Comment est-ce que la chaîne de production va-t-elle être générée ? Comment gérer les liens entre chaque poste de travail ? Comment vont-ils communiquer ?</text:p>
      <text:p text:style-name="P13">Nous avons donc décidé d'utiliser une combinaison d'un objet IPC <text:span text:style-name="T31">(pour la communication)</text:span> avec un ensemble de processus <text:span text:style-name="T34">(rprésentant les ateliers de travail)</text:span> généré à l'aide de <text:span text:style-name="T6">fork</text:span><text:span text:style-name="T11">, </text:span><text:span text:style-name="T27">et</text:span><text:span text:style-name="T11"> </text:span><text:span text:style-name="T12">rassemblé </text:span><text:span text:style-name="T27">sous la forme d'</text:span><text:span text:style-name="T12">un arbre.</text:span></text:p>
      <text:list xml:id="list152414381383883" text:continue-numbering="true" text:style-name="Numbering_20_1">
        <text:list-item>
          <text:h text:style-name="P37" text:outline-level="1"><text:bookmark-start text:name="__RefHeading__579_141965498"/>Fonctionnement <text:span text:style-name="T31">général</text:span><text:bookmark-end text:name="__RefHeading__579_141965498"/></text:h>
        </text:list-item>
      </text:list>
      <text:p text:style-name="P14">Le programme démarre avec l’exécution du <text:span text:style-name="T6">padre</text:span><text:span text:style-name="T11">, qui chapeaute l'ensemble des actions du programme. Celui-ci va se charger de générer l'objet IPC qui permettra de faire communiquer les différents postes de travail. Puis grâce à l'IHM intégrée, l'utilisateur peut définir une nouvelle chaîne <text:s/>de production </text:span><text:span text:style-name="T23">donc</text:span><text:span text:style-name="T11"> un nouvel arbre, </text:span><text:span text:style-name="T23">e</text:span><text:span text:style-name="T27">n</text:span><text:span text:style-name="T11"> choisissant le nombre de « niveau » ou de profondeur ainsi que le nombre de « nœud fils » pour chaque nœud </text:span><text:span text:style-name="T13">(poste de travail)</text:span><text:span text:style-name="T11">.</text:span></text:p>
      <text:p text:style-name="P14"><text:span text:style-name="T11">Ce choix permet de génér</text:span><text:span text:style-name="T22">er</text:span><text:span text:style-name="T11"> un arbre avec un taille variable sans trop de complexité, </text:span><text:span text:style-name="T13">sans pour autant <text:s/>permettre de définir </text:span><text:span text:style-name="T23">un</text:span><text:span text:style-name="T13"> nombre de « nœuds fils » <text:s/></text:span><text:span text:style-name="T23">pour chaque </text:span><text:span text:style-name="T13">nœud.</text:span></text:p>
      <text:p text:style-name="P16">L'utilisateur peut ensuite :</text:p>
      <text:list xml:id="list8572183664217413258" text:style-name="L27">
        <text:list-item>
          <text:p text:style-name="P31"><text:span text:style-name="T14">D</text:span><text:span text:style-name="T13">éfinir le nombre de produit dont il a besoin sur cette chaîne de production</text:span></text:p>
        </text:list-item>
        <text:list-item>
          <text:p text:style-name="P32">Afficher l'arbre des postes de travail</text:p>
        </text:list-item>
        <text:list-item>
          <text:p text:style-name="P32">Détruire la chaîne (<text:span text:style-name="T34">et quitter le programme</text:span>)</text:p>
        </text:list-item>
      </text:list>
      <text:list xml:id="list152415075905479" text:continue-list="list152414381383883" text:style-name="Numbering_20_1">
        <text:list-item>
          <text:h text:style-name="P38" text:outline-level="1"><text:bookmark-start text:name="__RefHeading__581_141965498"/><text:span text:style-name="T14">I</text:span><text:span text:style-name="T11">nitialiser le programme</text:span><text:bookmark-end text:name="__RefHeading__581_141965498"/></text:h>
        </text:list-item>
      </text:list>
      <text:p text:style-name="P15"><text:span text:style-name="T15">L</text:span><text:span text:style-name="T11">e </text:span><text:span text:style-name="T6">padre </text:span><text:span text:style-name="T11">génère un objet IPC </text:span><text:span text:style-name="T22">(équivalent au tableau de lancement)</text:span><text:span text:style-name="T11"> qui permettra aux différents postes de travail de communiquer. En effet, un poste voulant envoyer une requête, un conteneur, ou toute autre information devra envoyer un message ipc, contenant l'identifiant du destinataire, le type de </text:span><text:span text:style-name="T22">requête</text:span><text:span text:style-name="T11">, et l</text:span><text:span text:style-name="T22">e</text:span><text:span text:style-name="T11"> message.</text:span></text:p>
      <text:p text:style-name="P19"><text:span text:style-name="T11">Un arbre est généré </text:span><text:span text:style-name="T28">a</text:span><text:span text:style-name="T22">vant les</text:span><text:span text:style-name="T11"> </text:span><text:span text:style-name="T6">forks</text:span><text:span text:style-name="T11"> du </text:span><text:span text:style-name="T6">padre</text:span><text:span text:style-name="T11">. Chaque nœud de cet arbre </text:span><text:span text:style-name="T16">pointe </text:span><text:span text:style-name="T17">vers son parent</text:span><text:span text:style-name="T16"> (client) et ses enfants (fournisseur</text:span><text:span text:style-name="T22">s</text:span><text:span text:style-name="T16">). De plus, chacun contient un identifiant unique </text:span><text:span text:style-name="T22">d'atelier </text:span><text:span text:style-name="T17">ainsi que les </text:span><text:span text:style-name="T8">pids</text:span><text:span text:style-name="T17"> de ses clients </text:span><text:span text:style-name="T18">et de son parent.</text:span></text:p>
      <text:p text:style-name="P28"><text:span text:style-name="T18">E</text:span><text:span text:style-name="T11">nsuite les </text:span><text:span text:style-name="T6">forks</text:span><text:span text:style-name="T11"> du </text:span><text:span text:style-name="T6">padre </text:span><text:span text:style-name="T11">ont lieu afin de créer l'ensemble des ateliers :</text:span></text:p>
      <text:list xml:id="list8490331968838099304" text:style-name="L28">
        <text:list-item>
          <text:p text:style-name="P33">Les postes de travail se génèrent <text:span text:style-name="T35">et s’initialisent localement en fonction de leurs paramètres ;</text:span></text:p>
        </text:list-item>
        <text:list-item>
          <text:p text:style-name="P34"><text:span text:style-name="T11">Les postes en amont communiquent le nombre de pièce</text:span><text:span text:style-name="T24">s</text:span><text:span text:style-name="T11"> qu'ils produisent </text:span><text:span text:style-name="T24">par <text:s/>conteneur </text:span><text:span text:style-name="T11">à leur client en aval ;</text:span></text:p>
        </text:list-item>
        <text:list-item>
          <text:p text:style-name="P35"><text:span text:style-name="T28">Une fois près, ils en informent le </text:span><text:span text:style-name="T10">padre</text:span><text:span text:style-name="T28"> (envoie d'un message </text:span><text:span text:style-name="T10">Ready</text:span><text:span text:style-name="T28">) ; lorsque celui-ci a reçu confirmation de tous les ateliers, il leur envoie un message </text:span><text:span text:style-name="T10">Start</text:span><text:span text:style-name="T28">, leur permettant d'entrer dans la boucle de production.</text:span></text:p>
        </text:list-item>
      </text:list>
      <text:list xml:id="list152414615752021" text:continue-list="list152415075905479" text:style-name="Numbering_20_1">
        <text:list-item>
          <text:h text:style-name="P39" text:outline-level="1">Fonctionnement de la chaîne de production</text:h>
        </text:list-item>
      </text:list>
      <text:p text:style-name="P20">De base, chaque poste de travail (<text:span text:style-name="T20">PdT) </text:span>dispose de deux conteneurs pleins <text:span text:style-name="T32">de chacun de leur fournisseur</text:span>. Lorsque qu'un PdT ouvre un conteneur, il envoie immédiatement un<text:span text:style-name="T32">e commande de conteneur au fournisseur concerné, afin de n'être jamais en manque de pièce.</text:span></text:p>
      <text:p text:style-name="P18"><draw:frame draw:style-name="fr2" draw:name="Cadre2" text:anchor-type="paragraph" svg:x="0.781cm" svg:y="3.949cm" svg:width="17.002cm" draw:z-index="2"><draw:text-box fo:min-height="10.139cm"><text:p text:style-name="Illustration"><draw:g text:anchor-type="paragraph" draw:z-index="3" draw:style-name="gr1"><draw:custom-shape draw:style-name="gr2" draw:text-style-name="P47" xml:id="id2" draw:id="id2" svg:width="3.2cm" svg:height="2.297cm" svg:x="0cm" svg:y="4.323cm"><text:p text:style-name="P46"><text:span text:style-name="T37">Padre</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3" draw:text-style-name="P48" xml:id="id1" draw:id="id1" svg:width="4.8cm" svg:height="1.451cm" svg:x="4.5cm" svg:y="4.771cm"><text:p text:style-name="P46"><text:span text:style-name="T38">Poste de travail</text:span></text:p><draw:enhanced-geometry svg:viewBox="0 0 21600 21600" draw:type="rectangle" draw:enhanced-path="M 0 0 L 21600 0 21600 21600 0 21600 0 0 Z N"/></draw:custom-shape><draw:custom-shape draw:style-name="gr4" draw:text-style-name="P48" xml:id="id3" draw:id="id3" svg:width="4.8cm" svg:height="1.449cm" svg:x="12.199cm" svg:y="2.924cm"><text:p text:style-name="P46"><text:span text:style-name="T38">Poste de travail</text:span></text:p><draw:enhanced-geometry svg:viewBox="0 0 21600 21600" draw:type="rectangle" draw:enhanced-path="M 0 0 L 21600 0 21600 21600 0 21600 0 0 Z N"/></draw:custom-shape><draw:custom-shape draw:style-name="gr4" draw:text-style-name="P48" xml:id="id4" draw:id="id4" svg:width="4.8cm" svg:height="1.449cm" svg:x="12.199cm" svg:y="6.57cm"><text:p text:style-name="P46"><text:span text:style-name="T38">Poste de travail</text:span></text:p><draw:enhanced-geometry svg:viewBox="0 0 21600 21600" draw:type="rectangle" draw:enhanced-path="M 0 0 L 21600 0 21600 21600 0 21600 0 0 Z N"/></draw:custom-shape><draw:line draw:style-name="gr5" draw:text-style-name="P48" svg:x1="12.498cm" svg:y1="1.425cm" svg:x2="16.198cm" svg:y2="1.425cm"><text:p/></draw:line><draw:frame draw:style-name="gr6" draw:text-style-name="P50" svg:width="5cm" svg:height="0.983cm" svg:x="7.1cm" svg:y="0.926cm"><draw:text-box><text:p text:style-name="P49"><text:span text:style-name="T38">Aval - Amont</text:span></text:p></draw:text-box></draw:frame><draw:line draw:style-name="gr5" draw:text-style-name="P48" svg:x1="5.698cm" svg:y1="1.425cm" svg:x2="1.998cm" svg:y2="1.425cm"><text:p/></draw:line><draw:connector draw:style-name="gr7" draw:text-style-name="P48" svg:x1="6.899cm" svg:y1="4.771cm" svg:x2="1.6cm" svg:y2="4.323cm" draw:start-shape="id1" draw:start-glue-point="0" draw:end-shape="id2" draw:end-glue-point="4" svg:d="M6899 4771v-949h-5299v501" svg:viewBox="0 0 5300 951"><text:p/></draw:connector><draw:connector draw:style-name="gr8" draw:text-style-name="P48" svg:x1="1.6cm" svg:y1="6.62cm" svg:x2="6.899cm" svg:y2="6.221cm" draw:start-shape="id2" draw:start-glue-point="6" draw:end-shape="id1" draw:end-glue-point="2" svg:d="M1600 6620v503h5299v-902" svg:viewBox="0 0 5300 903"><text:p/></draw:connector><draw:connector draw:style-name="gr9" draw:text-style-name="P48" svg:x1="14.598cm" svg:y1="4.373cm" svg:x2="9.299cm" svg:y2="5.496cm" draw:start-shape="id3" draw:start-glue-point="2" draw:end-shape="id1" draw:end-glue-point="1" svg:d="M14598 4373v1123h-5299" svg:viewBox="0 0 5300 1125"><text:p/></draw:connector><draw:connector draw:style-name="gr9" draw:text-style-name="P48" svg:x1="14.598cm" svg:y1="6.57cm" svg:x2="9.299cm" svg:y2="5.496cm" draw:start-shape="id4" draw:start-glue-point="0" draw:end-shape="id1" draw:end-glue-point="1" svg:d="M14598 6570v-1074h-5299" svg:viewBox="0 0 5300 1076"><text:p/></draw:connector><draw:connector draw:style-name="gr8" draw:text-style-name="P48" draw:type="curve" svg:x1="9.299cm" svg:y1="5.496cm" svg:x2="12.199cm" svg:y2="3.648cm" draw:start-shape="id1" draw:start-glue-point="1" draw:end-shape="id3" draw:end-glue-point="3" svg:d="M9299 5496c2172 0 723-1848 2900-1848" svg:viewBox="0 0 2902 1850"><text:p/></draw:connector><draw:connector draw:style-name="gr8" draw:text-style-name="P48" draw:type="curve" svg:x1="9.299cm" svg:y1="5.496cm" svg:x2="12.199cm" svg:y2="7.294cm" draw:start-shape="id1" draw:start-glue-point="1" draw:end-shape="id4" draw:end-glue-point="3" svg:d="M9299 5496c2172 0 723 1798 2900 1798" svg:viewBox="0 0 2902 1799"><text:p/></draw:connector><draw:line draw:style-name="gr10" draw:text-style-name="P48" svg:x1="4.298cm" svg:y1="8.418cm" svg:x2="3.298cm" svg:y2="8.418cm"><text:p/></draw:line><draw:line draw:style-name="gr11" draw:text-style-name="P48" svg:x1="4.298cm" svg:y1="9.616cm" svg:x2="3.298cm" svg:y2="9.616cm"><text:p/></draw:line><draw:frame draw:style-name="gr12" draw:text-style-name="P50" svg:width="6.273cm" svg:height="0.983cm" svg:x="4.8cm" svg:y="7.92cm"><draw:text-box><text:p text:style-name="P49"><text:span text:style-name="T38">Commande de l'aval</text:span></text:p></draw:text-box></draw:frame><draw:frame draw:style-name="gr13" draw:text-style-name="P50" svg:width="6.132cm" svg:height="0.983cm" svg:x="4.882cm" svg:y="9.155cm"><draw:text-box><text:p text:style-name="P49"><text:span text:style-name="T38">Livraison de l'amont</text:span></text:p></draw:text-box></draw:frame></draw:g>Illustration <text:sequence text:ref-name="refIllustration0" text:name="Illustration" text:formula="ooow:Illustration+1" style:num-format="1">1</text:sequence>: la communication dans la chaîne de production</text:p></draw:text-box></draw:frame><text:span text:style-name="T21">Quand</text:span><text:span text:style-name="T11"> l'utilisateur envoie une requête </text:span><text:span text:style-name="T19">de fabrication pour un produit au</text:span><text:span text:style-name="T9"> padre</text:span><text:span text:style-name="T19">,</text:span><text:span text:style-name="T9"> </text:span><text:span text:style-name="T19">l'ordre remonte </text:span><text:span text:style-name="T20">au poste de travail </text:span><text:span text:style-name="T29">racine</text:span><text:span text:style-name="T20">. </text:span><text:span text:style-name="T22">Celui-ci va commencer à fabriquer ses pièces puis en fonction des règles de fonctionnement ci-dessus, va envoyé une requête à ses fournisseurs pour avoir toujours 2 conteneurs pleins. Ceux-ci font de même avec leurs propres fournisseurs et ainsi de suite de manière récursive.</text:span></text:p>
      <text:list xml:id="list152416079209931" text:continue-numbering="true" text:style-name="Numbering_20_1">
        <text:list-item>
          <text:h text:style-name="P45" text:outline-level="1"><text:bookmark-start text:name="__RefHeading__594_141965498"/>Fonctionnement d'un atelier<text:bookmark-end text:name="__RefHeading__594_141965498"/></text:h>
        </text:list-item>
      </text:list>
      <text:p text:style-name="P22">Le fonctionnement d'un atelier se répartit en deux étapes principales :</text:p>
      <text:list xml:id="list3364662749948885594" text:style-name="L29">
        <text:list-item>
          <text:p text:style-name="P36">l'initialisation (comme expliquée dans l'initialisation du programme<text:span text:style-name="T36">)</text:span> ;</text:p>
        </text:list-item>
        <text:list-item>
          <text:p text:style-name="P36">la boucle principale, <text:span text:style-name="T36">que l'on va voir à présent</text:span>.</text:p>
        </text:list-item>
      </text:list>
      <text:p text:style-name="P22"><text:span text:style-name="T36">Une fois démarré, c</text:span>ette boucle principale co<text:span text:style-name="T33">n</text:span>t<text:span text:style-name="T33">i</text:span>n<text:span text:style-name="T33">u</text:span>era de tourner tant que l'atelier n<text:span text:style-name="T36">e reçoit pas de message d'arrêt</text:span> <text:span text:style-name="T36">de la part du</text:span> <text:span text:style-name="T6">padre.</text:span></text:p>
      <text:p text:style-name="P22"><text:span text:style-name="T30">S'il doit produire un conteneur, l</text:span><text:span text:style-name="T11">e poste de travail vérifie qu'il possède bien au moins une pièce </text:span><text:span text:style-name="T25">de chacun de ses fournisseurs, le cas échéant il attend d'en avoir (</text:span><text:span text:style-name="T30">e</text:span><text:span text:style-name="T25">n pratique cela ne s'est, </text:span><text:span text:style-name="T30">et ne doit</text:span><text:span text:style-name="T25"> jamais </text:span><text:span text:style-name="T30">se</text:span><text:span text:style-name="T25"> produi</text:span><text:span text:style-name="T30">re</text:span><text:span text:style-name="T25">).</text:span></text:p>
      <text:p text:style-name="P17">Puis, il commence à travailler en prenant un pièce dans le conteneur ouvert de chacun de ses fournisseurs. S'il est vide, l'atelier ouvre un nouveau conteneur et envoie immédiatement une commande pour un nouveau conteneur au fournisseur concerné. Il crée alors un nouveau produit. Si le nombre de produits créés est égale au nombre de pièces que l'atelier peut mettre dans un conteneur il en charge un avec ses pièces et l'envoie à son client. </text:p>
      <text:p text:style-name="P17">Enfin, l'atelier gère l'ensemble des messages qu'il reçoit. Soit quelque chose est à produire, alors on <text:span text:style-name="T36">relève les messages sans ce mettre en pause ; S</text:span>oit rien est à produire, <text:span text:style-name="T36">et </text:span>le poste de travail patiente jusqu'à ce qu'un message soit reçu. Lors de la réception d'un message, l'atelier <text:span text:style-name="T36">analyse</text:span> le type de message et le traite en conséquence.</text:p>
      <text:p text:style-name="P23"><text:span text:style-name="T11">Le traitement des message reçu par un PdT s'effectue à la fin de la boucle principale pour </text:span><text:span text:style-name="T26">éviter de repasser par la production </text:span><text:span text:style-name="T30">(et potentiellement générer de nouvelles requêtes) </text:span><text:span text:style-name="T26">une fois que la séquence d'arrêt est lancée.</text:span></text:p>
      <text:list xml:id="list152414459394864" text:continue-list="list152416079209931" text:style-name="Numbering_20_1">
        <text:list-item>
          <text:h text:style-name="P40" text:outline-level="1"><draw:frame draw:style-name="fr2" draw:name="Cadre3" text:anchor-type="paragraph" svg:x="0.049cm" svg:y="0.423cm" svg:width="18.016cm" draw:z-index="4"><draw:text-box fo:min-height="13.728cm"><text:p text:style-name="Illustration"><draw:g text:anchor-type="paragraph" draw:z-index="5" draw:style-name="gr14"><draw:custom-shape draw:style-name="gr15" draw:text-style-name="P51" xml:id="id11" draw:id="id11" svg:width="1.684cm" svg:height="1.684cm" svg:x="4.482cm" svg:y="0.318cm"><text:p text:style-name="P46"><text:span text:style-name="T39">command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51" xml:id="id5" draw:id="id5" svg:width="1.684cm" svg:height="1.684cm" svg:x="11.598cm" svg:y="3.046cm"><text:p text:style-name="P46"><text:span text:style-name="T39">Pièces</text:span><text:span text:style-name="T39"><text:line-break/></text:span><text:span text:style-name="T39">fourn.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1" xml:id="id9" draw:id="id9" svg:width="1.684cm" svg:height="1.685cm" svg:x="11.631cm" svg:y="6.189cm"><text:p text:style-name="P46"><text:span text:style-name="T39">Pièces</text:span><text:span text:style-name="T39"><text:line-break/></text:span><text:span text:style-name="T39">fourn. 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51" xml:id="id7" draw:id="id7" svg:width="1.684cm" svg:height="1.685cm" svg:x="11.691cm" svg:y="8.894cm"><text:p text:style-name="P46"><text:span text:style-name="T39">Pièces</text:span><text:span text:style-name="T39"><text:line-break/></text:span><text:span text:style-name="T39">fourn. x</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7" draw:text-style-name="P51" xml:id="id12" draw:id="id12" svg:width="3.243cm" svg:height="0.669cm" svg:x="3.719cm" svg:y="2.764cm"><text:p text:style-name="P46"><text:span text:style-name="T39">Commencer prod</text:span></text:p><draw:enhanced-geometry svg:viewBox="0 0 21600 21600" draw:type="rectangle" draw:enhanced-path="M 0 0 L 21600 0 21600 21600 0 21600 0 0 Z N"/></draw:custom-shape><draw:custom-shape draw:style-name="gr18" draw:text-style-name="P51" xml:id="id13" draw:id="id13" svg:width="1.684cm" svg:height="1.684cm" svg:x="4.482cm" svg:y="4.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51" xml:id="id6" draw:id="id6" svg:width="3.239cm" svg:height="0.668cm" svg:x="5.532cm" svg:y="6.766cm"><text:p text:style-name="P46"><text:span text:style-name="T39">Produire assez</text:span></text:p><draw:enhanced-geometry svg:viewBox="0 0 21600 21600" draw:type="rectangle" draw:enhanced-path="M 0 0 L 21600 0 21600 21600 0 21600 0 0 Z N"/></draw:custom-shape><draw:custom-shape draw:style-name="gr20" draw:text-style-name="P51" xml:id="id10" draw:id="id10" svg:width="3.241cm" svg:height="0.666cm" svg:x="14.743cm" svg:y="4.671cm"><text:p text:style-name="P46"><text:span text:style-name="T39">Demander conteneur</text:span><text:span text:style-name="T39"><text:line-break/></text:span><text:span text:style-name="T39">2</text:span></text:p><draw:enhanced-geometry svg:viewBox="0 0 21600 21600" draw:type="rectangle" draw:enhanced-path="M 0 0 L 21600 0 21600 21600 0 21600 0 0 Z N"/></draw:custom-shape><draw:connector draw:style-name="gr5" draw:text-style-name="P48" draw:type="curve" svg:x1="11.598cm" svg:y1="3.888cm" svg:x2="8.77cm" svg:y2="7.1cm" draw:start-shape="id5" draw:start-glue-point="6" draw:end-shape="id6" draw:end-glue-point="1" svg:d="M11598 3888c-2119 0-706 3212-2828 3212" svg:viewBox="0 0 2829 3214"><text:p/></draw:connector><draw:connector draw:style-name="gr5" draw:text-style-name="P48" draw:type="curve" svg:x1="11.691cm" svg:y1="9.737cm" svg:x2="8.77cm" svg:y2="7.1cm" draw:start-shape="id7" draw:start-glue-point="6" draw:end-shape="id6" draw:end-glue-point="1" svg:d="M11691 9737c-2191 0-730-2637-2921-2637" svg:viewBox="0 0 2923 2639"><text:p/></draw:connector><draw:custom-shape draw:style-name="gr21" draw:text-style-name="P51" xml:id="id18" draw:id="id18" svg:width="3.241cm" svg:height="0.669cm" svg:x="14.743cm" svg:y="9.407cm"><text:p text:style-name="P46"><text:span text:style-name="T39">Demander conteneur</text:span><text:span text:style-name="T39"><text:line-break/></text:span><text:span text:style-name="T39">x</text:span></text:p><draw:enhanced-geometry svg:viewBox="0 0 21600 21600" draw:type="rectangle" draw:enhanced-path="M 0 0 L 21600 0 21600 21600 0 21600 0 0 Z N"/></draw:custom-shape><draw:custom-shape draw:style-name="gr20" draw:text-style-name="P51" xml:id="id17" draw:id="id17" svg:width="3.241cm" svg:height="0.666cm" svg:x="14.743cm" svg:y="3.524cm"><text:p text:style-name="P46"><text:span text:style-name="T39">envoyer conteneur</text:span><text:span text:style-name="T39"><text:line-break/></text:span><text:span text:style-name="T39">1</text:span></text:p><draw:enhanced-geometry svg:viewBox="0 0 21600 21600" draw:type="rectangle" draw:enhanced-path="M 0 0 L 21600 0 21600 21600 0 21600 0 0 Z N"/></draw:custom-shape><draw:connector draw:style-name="gr5" draw:text-style-name="P48" draw:type="curve" svg:x1="12.439cm" svg:y1="3.046cm" svg:x2="14.743cm" svg:y2="0.332cm" draw:start-shape="id5" draw:start-glue-point="4" draw:end-shape="id8" draw:end-glue-point="3" svg:d="M12439 3046c0-1810 767-2714 2304-2714" svg:viewBox="0 0 2305 2716"><text:p/></draw:connector><draw:connector draw:style-name="gr5" draw:text-style-name="P48" draw:type="curve" svg:x1="12.473cm" svg:y1="6.189cm" svg:x2="14.744cm" svg:y2="5.002cm" draw:start-shape="id9" draw:start-glue-point="4" draw:end-shape="id10" draw:end-glue-point="3" svg:d="M12473 6189c0-791 757-1187 2271-1187" svg:viewBox="0 0 2272 1189"><text:p/></draw:connector><draw:connector draw:style-name="gr5" draw:text-style-name="P48" draw:type="line" svg:x1="5.324cm" svg:y1="2cm" svg:x2="5.34cm" svg:y2="2.764cm" draw:start-shape="id11" draw:start-glue-point="8" draw:end-shape="id12" draw:end-glue-point="0" svg:d="M5324 2000l16 764" svg:viewBox="0 0 18 766"><text:p/></draw:connector><draw:connector draw:style-name="gr5" draw:text-style-name="P48" draw:type="line" svg:x1="5.34cm" svg:y1="3.433cm" svg:x2="5.324cm" svg:y2="4.288cm" draw:start-shape="id12" draw:start-glue-point="2" draw:end-shape="id13" draw:end-glue-point="4" svg:d="M5340 3433l-16 855" svg:viewBox="0 0 18 857"><text:p/></draw:connector><draw:custom-shape draw:style-name="gr22" draw:text-style-name="P51" xml:id="id25" draw:id="id25" svg:width="3.243cm" svg:height="0.671cm" svg:x="1.24cm" svg:y="8.862cm"><text:p text:style-name="P46"><text:span text:style-name="T39">Envoyer container</text:span></text:p><draw:enhanced-geometry svg:viewBox="0 0 21600 21600" draw:type="rectangle" draw:enhanced-path="M 0 0 L 21600 0 21600 21600 0 21600 0 0 Z N"/></draw:custom-shape><draw:custom-shape draw:style-name="gr23" draw:text-style-name="P51" xml:id="id15" draw:id="id15" svg:width="1.685cm" svg:height="1.685cm" svg:x="0.766cm" svg:y="4.4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51" xml:id="id14" draw:id="id14" svg:width="3.243cm" svg:height="0.669cm" svg:x="0.002cm" svg:y="2.764cm"><text:p text:style-name="P46"><text:span text:style-name="T39">Lire message</text:span></text:p><draw:enhanced-geometry svg:viewBox="0 0 21600 21600" draw:type="rectangle" draw:enhanced-path="M 0 0 L 21600 0 21600 21600 0 21600 0 0 Z N"/></draw:custom-shape><draw:connector draw:style-name="gr5" draw:text-style-name="P48" svg:x1="1.623cm" svg:y1="2.764cm" svg:x2="4.482cm" svg:y2="1.159cm" draw:start-shape="id14" draw:start-glue-point="0" draw:end-shape="id11" draw:end-glue-point="6" svg:d="M1623 2764v-1605h2859" svg:viewBox="0 0 2861 1607"><text:p/></draw:connector><draw:connector draw:style-name="gr5" draw:text-style-name="P48" draw:type="line" svg:x1="1.609cm" svg:y1="4.415cm" svg:x2="1.623cm" svg:y2="3.433cm" draw:start-shape="id15" draw:start-glue-point="4" draw:end-shape="id14" draw:end-glue-point="2" svg:d="M1609 4415l14-982" svg:viewBox="0 0 16 984"><text:p/></draw:connector><draw:custom-shape draw:style-name="gr24" draw:text-style-name="P51" xml:id="id16" draw:id="id16" svg:width="1.684cm" svg:height="1.682cm" svg:x="15.505cm" svg:y="1.272cm"><text:p text:style-name="P46"><text:span text:style-name="T39">Fourn.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51" xml:id="id8" draw:id="id8" svg:width="3.241cm" svg:height="0.666cm" svg:x="14.743cm" svg:y="0cm"><text:p text:style-name="P46"><text:span text:style-name="T39">Demander conteneur</text:span><text:span text:style-name="T39"><text:line-break/></text:span><text:span text:style-name="T39">1</text:span></text:p><draw:enhanced-geometry svg:viewBox="0 0 21600 21600" draw:type="rectangle" draw:enhanced-path="M 0 0 L 21600 0 21600 21600 0 21600 0 0 Z N"/></draw:custom-shape><draw:connector draw:style-name="gr5" draw:text-style-name="P48" draw:type="line" svg:x1="16.362cm" svg:y1="0.665cm" svg:x2="16.346cm" svg:y2="1.272cm" draw:start-shape="id8" draw:start-glue-point="2" draw:end-shape="id16" draw:end-glue-point="4" svg:d="M16362 665l-16 607" svg:viewBox="0 0 18 609"><text:p/></draw:connector><draw:connector draw:style-name="gr5" draw:text-style-name="P48" draw:type="line" svg:x1="16.346cm" svg:y1="2.953cm" svg:x2="16.362cm" svg:y2="3.524cm" draw:start-shape="id16" draw:start-glue-point="8" draw:end-shape="id17" draw:end-glue-point="0" svg:d="M16346 2953l16 571" svg:viewBox="0 0 18 573"><text:p/></draw:connector><draw:custom-shape draw:style-name="gr21" draw:text-style-name="P51" xml:id="id20" draw:id="id20" svg:width="3.241cm" svg:height="0.669cm" svg:x="14.775cm" svg:y="13.055cm"><text:p text:style-name="P46"><text:span text:style-name="T39">envoyer conteneur</text:span><text:span text:style-name="T39"><text:line-break/></text:span><text:span text:style-name="T39">x</text:span></text:p><draw:enhanced-geometry svg:viewBox="0 0 21600 21600" draw:type="rectangle" draw:enhanced-path="M 0 0 L 21600 0 21600 21600 0 21600 0 0 Z N"/></draw:custom-shape><draw:custom-shape draw:style-name="gr25" draw:text-style-name="P51" xml:id="id19" draw:id="id19" svg:width="1.684cm" svg:height="1.684cm" svg:x="15.537cm" svg:y="10.709cm"><text:p text:style-name="P46"><text:span text:style-name="T39">Fourn. 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48" draw:type="line" svg:x1="16.362cm" svg:y1="10.075cm" svg:x2="16.378cm" svg:y2="10.709cm" draw:start-shape="id18" draw:start-glue-point="2" draw:end-shape="id19" draw:end-glue-point="4" svg:d="M16362 10075l16 634" svg:viewBox="0 0 18 635"><text:p/></draw:connector><draw:connector draw:style-name="gr5" draw:text-style-name="P48" draw:type="line" svg:x1="16.378cm" svg:y1="12.391cm" svg:x2="16.394cm" svg:y2="13.055cm" draw:start-shape="id19" draw:start-glue-point="8" draw:end-shape="id20" draw:end-glue-point="0" svg:d="M16378 12391l16 664" svg:viewBox="0 0 18 665"><text:p/></draw:connector><draw:custom-shape draw:style-name="gr21" draw:text-style-name="P51" xml:id="id22" draw:id="id22" svg:width="3.241cm" svg:height="0.669cm" svg:x="14.743cm" svg:y="8.29cm"><text:p text:style-name="P46"><text:span text:style-name="T39">envoyer conteneur</text:span><text:span text:style-name="T39"><text:line-break/></text:span><text:span text:style-name="T39">1</text:span></text:p><draw:enhanced-geometry svg:viewBox="0 0 21600 21600" draw:type="rectangle" draw:enhanced-path="M 0 0 L 21600 0 21600 21600 0 21600 0 0 Z N"/></draw:custom-shape><draw:custom-shape draw:style-name="gr25" draw:text-style-name="P51" xml:id="id21" draw:id="id21" svg:width="1.684cm" svg:height="1.684cm" svg:x="15.537cm" svg:y="6.003cm"><text:p text:style-name="P46"><text:span text:style-name="T39">Fourn.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48" draw:type="line" svg:x1="16.362cm" svg:y1="5.336cm" svg:x2="16.378cm" svg:y2="6.003cm" draw:start-shape="id10" draw:start-glue-point="2" draw:end-shape="id21" draw:end-glue-point="4" svg:d="M16362 5336l16 667" svg:viewBox="0 0 18 669"><text:p/></draw:connector><draw:connector draw:style-name="gr5" draw:text-style-name="P48" draw:type="line" svg:x1="16.378cm" svg:y1="7.685cm" svg:x2="16.362cm" svg:y2="8.29cm" draw:start-shape="id21" draw:start-glue-point="8" draw:end-shape="id22" draw:end-glue-point="0" svg:d="M16378 7685l-16 605" svg:viewBox="0 0 18 607"><text:p/></draw:connector><draw:connector draw:style-name="gr5" draw:text-style-name="P48" draw:type="curve" svg:x1="14.744cm" svg:y1="8.624cm" svg:x2="12.473cm" svg:y2="7.874cm" draw:start-shape="id22" draw:start-glue-point="3" draw:end-shape="id9" draw:end-glue-point="8" svg:d="M14744 8624c-1514 0-2271-249-2271-750" svg:viewBox="0 0 2272 751"><text:p/></draw:connector><draw:connector draw:style-name="gr5" draw:text-style-name="P48" draw:type="curve" svg:x1="14.775cm" svg:y1="13.388cm" svg:x2="12.533cm" svg:y2="10.578cm" draw:start-shape="id20" draw:start-glue-point="3" draw:end-shape="id7" draw:end-glue-point="8" svg:d="M14775 13388c-1495 0-2242-937-2242-2810" svg:viewBox="0 0 2244 2812"><text:p/></draw:connector><draw:connector draw:style-name="gr5" draw:text-style-name="P48" draw:type="line" svg:x1="13.374cm" svg:y1="9.737cm" svg:x2="14.743cm" svg:y2="9.74cm" draw:start-shape="id7" draw:start-glue-point="10" draw:end-shape="id18" draw:end-glue-point="3" svg:d="M13374 9737l1369 3" svg:viewBox="0 0 1371 5"><text:p/></draw:connector><draw:connector draw:style-name="gr5" draw:text-style-name="P48" draw:type="line" svg:x1="14.744cm" svg:y1="3.856cm" svg:x2="13.281cm" svg:y2="3.888cm" draw:start-shape="id17" draw:start-glue-point="3" draw:end-shape="id5" draw:end-glue-point="10" svg:d="M14744 3856l-1463 32" svg:viewBox="0 0 1464 34"><text:p/></draw:connector><draw:connector draw:style-name="gr5" draw:text-style-name="P48" draw:type="line" svg:x1="11.631cm" svg:y1="7.033cm" svg:x2="8.77cm" svg:y2="7.1cm" draw:start-shape="id9" draw:start-glue-point="6" draw:end-shape="id6" draw:end-glue-point="1" svg:d="M11631 7033l-2861 67" svg:viewBox="0 0 2863 69"><text:p/></draw:connector><draw:custom-shape draw:style-name="gr18" draw:text-style-name="P51" xml:id="id23" draw:id="id23" svg:width="1.684cm" svg:height="1.684cm" svg:x="6.326cm" svg:y="8.2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48" draw:type="line" svg:x1="7.151cm" svg:y1="7.433cm" svg:x2="7.167cm" svg:y2="8.29cm" draw:start-shape="id6" draw:start-glue-point="2" draw:end-shape="id23" draw:end-glue-point="4" svg:d="M7151 7433l16 857" svg:viewBox="0 0 18 859"><text:p/></draw:connector><draw:custom-shape draw:style-name="gr26" draw:text-style-name="P51" xml:id="id24" draw:id="id24" svg:width="3.243cm" svg:height="0.668cm" svg:x="0.002cm" svg:y="6.766cm"><text:p text:style-name="P46"><text:span text:style-name="T39">Produire pas assez</text:span></text:p><draw:enhanced-geometry svg:viewBox="0 0 21600 21600" draw:type="rectangle" draw:enhanced-path="M 0 0 L 21600 0 21600 21600 0 21600 0 0 Z N"/></draw:custom-shape><draw:connector draw:style-name="gr5" draw:text-style-name="P48" draw:type="line" svg:x1="1.623cm" svg:y1="6.766cm" svg:x2="1.609cm" svg:y2="6.1cm" draw:start-shape="id24" draw:start-glue-point="0" draw:end-shape="id15" draw:end-glue-point="8" svg:d="M1623 6766l-14-666" svg:viewBox="0 0 16 669"><text:p/></draw:connector><draw:connector draw:style-name="gr5" draw:text-style-name="P48" draw:type="curve" svg:x1="5.92cm" svg:y1="5.726cm" svg:x2="7.151cm" svg:y2="6.766cm" draw:start-shape="id13" draw:start-glue-point="9" draw:end-shape="id6" draw:end-glue-point="0" svg:d="M5920 5726c822 0 1231 345 1231 1040" svg:viewBox="0 0 1233 1042"><text:p/></draw:connector><draw:connector draw:style-name="gr5" draw:text-style-name="P48" draw:type="curve" svg:x1="4.727cm" svg:y1="5.726cm" svg:x2="3.244cm" svg:y2="7.1cm" draw:start-shape="id13" draw:start-glue-point="7" draw:end-shape="id24" draw:end-glue-point="1" svg:d="M4727 5726c-1296 0-555 1374-1483 1374" svg:viewBox="0 0 1485 1376"><text:p/></draw:connector><draw:connector draw:style-name="gr5" draw:text-style-name="P48" draw:type="line" svg:x1="6.325cm" svg:y1="9.132cm" svg:x2="4.482cm" svg:y2="9.197cm" draw:start-shape="id23" draw:start-glue-point="6" draw:end-shape="id25" draw:end-glue-point="1" svg:d="M6325 9132l-1843 65" svg:viewBox="0 0 1845 67"><text:p/></draw:connector><draw:connector draw:style-name="gr5" draw:text-style-name="P48" svg:x1="1.24cm" svg:y1="9.197cm" svg:x2="0.766cm" svg:y2="5.258cm" draw:start-shape="id25" draw:start-glue-point="3" draw:end-shape="id15" draw:end-glue-point="6" svg:d="M1240 9197h-977v-3939h503" svg:viewBox="0 0 979 3941"><text:p/></draw:connector><draw:custom-shape draw:style-name="gr27" draw:text-style-name="P51" xml:id="id26" draw:id="id26" svg:width="1.684cm" svg:height="1.685cm" svg:x="2.004cm" svg:y="10.419cm"><text:p text:style-name="P46"><text:span text:style-name="T39">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48" draw:type="line" svg:x1="2.861cm" svg:y1="9.532cm" svg:x2="2.845cm" svg:y2="10.419cm" draw:start-shape="id25" draw:start-glue-point="2" draw:end-shape="id26" draw:end-glue-point="4" svg:d="M2861 9532l-16 887" svg:viewBox="0 0 18 889"><text:p/></draw:connector></draw:g>Illustration <text:sequence text:ref-name="refIllustration1" text:name="Illustration" text:formula="ooow:Illustration+1" style:num-format="1">2</text:sequence>: Diagramme de pétri d'un poste de travail</text:p></draw:text-box></draw:frame><text:bookmark-start text:name="__RefHeading__596_141965498"/><text:soft-page-break/>Fermeture du programme<text:bookmark-end text:name="__RefHeading__596_141965498"/></text:h>
        </text:list-item>
      </text:list>
      <text:p text:style-name="P21">Quand l'utilisateur désire fermer le programme, il doit d'abord « détruire » la chaîne de production. Le <text:span text:style-name="T6">padre </text:span>envoie un message de fermeture à tous les postes de travail <text:span text:style-name="T36">et attend leur confirmation pour</text:span> détruit l'arbre. <text:span text:style-name="T36">L'</text:span>objet IPC est détruit <text:span text:style-name="T36">en dernier, </text:span>après la fermeture de l'IHM.</text:p>
      <text:list xml:id="list152414179577462" text:continue-numbering="true" text:style-name="Numbering_20_1">
        <text:list-item>
          <text:h text:style-name="P41" text:outline-level="1"><text:bookmark-start text:name="__RefHeading__598_141965498"/>Difficultés rencontrées<text:bookmark-end text:name="__RefHeading__598_141965498"/></text:h>
        </text:list-item>
      </text:list>
      <text:p text:style-name="P22">Le plus délicat fut de définir l'initialisation du programme, ou comment créer l'ensemble de la chaîne. <text:span text:style-name="T33">Ainsi que l</text:span>a correction de b<text:span text:style-name="T33">ogues concernant la synchronisation lié à la communication inter-processus.</text:span></text:p>
      <text:list xml:id="list152414852714233" text:continue-numbering="true" text:style-name="Numbering_20_1">
        <text:list-item>
          <text:h text:style-name="P42" text:outline-level="1"><text:bookmark-start text:name="__RefHeading__600_141965498"/>Améliorations possibles<text:bookmark-end text:name="__RefHeading__600_141965498"/></text:h>
        </text:list-item>
      </text:list>
      <text:p text:style-name="P24">On pourrait imaginer un affichage graphique élaboré permettant de consulter en temps réel l'état de la chaîne. De plus on pourrait modifier la génération de l'arbre afin de définir manuellement, ou à l'aide d'un fichier un nombre personnalisé de client pour chaque nœ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etter Gothic Std" svg:font-family="'Letter Gothic St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9.1cm" style:type="center"/>
          <style:tab-stop style:position="18.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90fdc" officeooo:paragraph-rsid="00290fdc"/>
    </style:style>
    <style:page-layout style:name="Mpm1">
      <style:page-layout-properties fo:page-width="21.001cm" fo:page-height="29.7cm" style:num-format="1" style:print-orientation="portrait" fo:margin-top="1.3cm" fo:margin-bottom="1.3cm" fo:margin-left="1.3cm" fo:margin-right="1.3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1.499cm" fo:margin-bottom="1.499cm" fo:margin-left="1.499cm" fo:margin-right="1.499cm" fo:border="2.01pt solid #000000" fo:padding="0.4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éliKanban – Projet LO41 – A14<text:tab/><text:tab/><text:page-number text:select-page="current">6</text:page-number>/<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5T22:38:07.101000000</meta:creation-date>
    <meta:editing-duration>PT1H36M23S</meta:editing-duration>
    <meta:editing-cycles>11</meta:editing-cycles>
    <meta:generator>LibreOffice/4.2.7.2$Linux_X86_64 LibreOffice_project/420m0$Build-2</meta:generator>
    <dc:date>2015-01-06T10:55:43.676566506</dc:date>
    <dc:creator>Antoine Lamielle</dc:creator>
    <meta:document-statistic meta:table-count="0" meta:image-count="1" meta:object-count="0" meta:page-count="6" meta:paragraph-count="79" meta:word-count="1244" meta:character-count="8729" meta:non-whitespace-character-count="6243"/>
  </office:meta>
</office:document-meta>
</file>